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882b" officeooo:paragraph-rsid="0002882b"/>
    </style:style>
    <style:style style:name="P2" style:family="paragraph" style:parent-style-name="Standard">
      <style:text-properties fo:language="en" fo:country="US" officeooo:rsid="0002882b" officeooo:paragraph-rsid="00041977"/>
    </style:style>
    <style:style style:name="P3" style:family="paragraph" style:parent-style-name="Standard">
      <style:text-properties fo:language="en" fo:country="US" officeooo:rsid="00041977" officeooo:paragraph-rsid="00041977"/>
    </style:style>
    <style:style style:name="P4" style:family="paragraph" style:parent-style-name="Standard">
      <style:text-properties fo:language="en" fo:country="US" officeooo:rsid="00041977" officeooo:paragraph-rsid="00060c85"/>
    </style:style>
    <style:style style:name="P5" style:family="paragraph" style:parent-style-name="Standard">
      <style:text-properties fo:language="en" fo:country="US" officeooo:rsid="00041977" officeooo:paragraph-rsid="0002882b"/>
    </style:style>
    <style:style style:name="P6" style:family="paragraph" style:parent-style-name="Standard">
      <style:text-properties fo:language="en" fo:country="US" officeooo:rsid="00060c85" officeooo:paragraph-rsid="00060c85"/>
    </style:style>
    <style:style style:name="P7" style:family="paragraph" style:parent-style-name="Standard">
      <style:text-properties fo:language="en" fo:country="US" officeooo:rsid="00060c85" officeooo:paragraph-rsid="000654eb"/>
    </style:style>
    <style:style style:name="P8" style:family="paragraph" style:parent-style-name="Standard">
      <style:text-properties fo:language="en" fo:country="US" officeooo:rsid="000654eb" officeooo:paragraph-rsid="000654eb"/>
    </style:style>
    <style:style style:name="P9" style:family="paragraph" style:parent-style-name="Standard">
      <style:text-properties fo:language="en" fo:country="US" officeooo:rsid="000654eb" officeooo:paragraph-rsid="00065de8"/>
    </style:style>
    <style:style style:name="P10" style:family="paragraph" style:parent-style-name="Standard">
      <style:text-properties fo:language="en" fo:country="US" officeooo:rsid="00065de8" officeooo:paragraph-rsid="00065de8"/>
    </style:style>
    <style:style style:name="P11" style:family="paragraph" style:parent-style-name="Standard">
      <style:text-properties fo:language="en" fo:country="US" officeooo:rsid="0007aa50" officeooo:paragraph-rsid="0007aa50"/>
    </style:style>
    <style:style style:name="P12" style:family="paragraph" style:parent-style-name="Standard">
      <style:text-properties fo:language="en" fo:country="US" officeooo:rsid="000a3b58" officeooo:paragraph-rsid="000a3b58"/>
    </style:style>
    <style:style style:name="P13" style:family="paragraph" style:parent-style-name="Standard">
      <style:text-properties fo:language="en" fo:country="US" officeooo:rsid="00060c85" officeooo:paragraph-rsid="000b2bc1"/>
    </style:style>
    <style:style style:name="T1" style:family="text">
      <style:text-properties officeooo:rsid="0002882b"/>
    </style:style>
    <style:style style:name="T2" style:family="text">
      <style:text-properties officeooo:rsid="00041977"/>
    </style:style>
    <style:style style:name="T3" style:family="text">
      <style:text-properties officeooo:rsid="00060c85"/>
    </style:style>
    <style:style style:name="T4" style:family="text">
      <style:text-properties officeooo:rsid="000654eb"/>
    </style:style>
    <style:style style:name="T5" style:family="text">
      <style:text-properties officeooo:rsid="00065de8"/>
    </style:style>
    <style:style style:name="T6" style:family="text">
      <style:text-properties officeooo:rsid="000b2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ed handling for filesystem and gzipped Binaries</text:p>
      <text:p text:style-name="P1"/>
      <text:p text:style-name="P8">ATENTION: <text:span text:style-name="T6">This</text:span> <text:span text:style-name="T6">is </text:span>tested on Linux only! See below for open questions/prerequisites.</text:p>
      <text:p text:style-name="P8"/>
      <text:p text:style-name="P1">Currently there are <text:span text:style-name="T2">some </text:span>manual steps necessary to prepare the files necessary for OTA updates (especially for ESP8266HTTPUpdateServer)<text:line-break/></text:p>
      <text:p text:style-name="P5">The steps are:</text:p>
      <text:p text:style-name="P1">1. Compile the sketch</text:p>
      <text:p text:style-name="P2">2. Export the generated sketch-binary</text:p>
      <text:p text:style-name="P3">3. Generate the <text:span text:style-name="T1">filesystem</text:span></text:p>
      <text:p text:style-name="P3">4. Export the <text:span text:style-name="T3">fs-binary</text:span></text:p>
      <text:p text:style-name="P3">5. Generate <text:span text:style-name="T1">gzipped </text:span>versions of <text:span text:style-name="T1">binar</text:span>ies</text:p>
      <text:p text:style-name="P4">6. Generate signed versions <text:span text:style-name="T3">of gzipped binar</text:span>ies</text:p>
      <text:p text:style-name="P3"/>
      <text:p text:style-name="P3">Which of the above steps are necessary depends on the sketch (does it use a <text:span text:style-name="T3">fs?</text:span>) and the kind of OTA chosen (signed binaries necessary?) or preferred <text:span text:style-name="T3">usage </text:span>(use of <text:span text:style-name="T1">gzipped </text:span>binaries for faster upload?).</text:p>
      <text:p text:style-name="P3"/>
      <text:p text:style-name="P3">There are some problems/inconveniences:</text:p>
      <text:p text:style-name="P3">2. The signed <text:span text:style-name="T1">sketch-binary </text:span>is not exported when using "Export compiled Binary".</text:p>
      <text:p text:style-name="P3">(This point will be solved with my <text:span text:style-name="T1">Pull-Request </text:span>#8255)</text:p>
      <text:p text:style-name="P3">3. <text:span text:style-name="T3">&amp; 4.</text:span> A<text:span text:style-name="T6">FAIK</text:span>, the only “integrated” way to generate the <text:span text:style-name="T3">fs</text:span> is using one of the tools:</text:p>
      <text:p text:style-name="P3">“arduino-esp8266littlefs-plugin” or <text:s/>“arduino-esp8266fs-plugin”.</text:p>
      <text:p text:style-name="P3">Both tools are designed to create &amp; upload the <text:span text:style-name="T3">fs, but not export them.</text:span></text:p>
      <text:p text:style-name="P6">So if preparing the files for an OTA when no board is connected, you have to:</text:p>
      <text:p text:style-name="P6">- ignore errors shown because upload is not possible</text:p>
      <text:p text:style-name="P6">- find &amp; navigate to the “build.path” and copy the fs-binary manually</text:p>
      <text:p text:style-name="P13">5. &amp; 6. <text:span text:style-name="T2">AFAIK, </text:span>there is no <text:span text:style-name="T2">“integrated” way to </text:span>perform these steps.</text:p>
      <text:p text:style-name="P6"/>
      <text:p text:style-name="P6">This Pull-Request will integrate all of the above steps into the “compile <text:span text:style-name="T6">and/or upload</text:span>” action of Arduino.</text:p>
      <text:p text:style-name="P6">This is done by adding two new entries <text:span text:style-name="T6">(</text:span>“Filesystem” and “Binaries”<text:span text:style-name="T6">)</text:span> to the tools-menu.</text:p>
      <text:p text:style-name="P7">These entries are presented just like any other options for esp8266 (“Upload speed” ... “<text:span text:style-name="T4">Non-32-Bit Access”) and placed right after the last.</text:span> </text:p>
      <text:p text:style-name="P6"/>
      <text:p text:style-name="P6">Menu-Entry “Filesystem” let You choose between:</text:p>
      <text:p text:style-name="P6">- Off</text:p>
      <text:p text:style-name="P6">- LitteFs: Create &amp; Upload</text:p>
      <text:p text:style-name="P6">- LitteFs: Create only</text:p>
      <text:p text:style-name="P6">- SPIFFS: Create &amp; Upload</text:p>
      <text:p text:style-name="P6">- SPIFFS: Create only</text:p>
      <text:p text:style-name="P6"/>
      <text:p text:style-name="P6">Menu-Entry “Binaries” let You choose between:</text:p>
      <text:p text:style-name="P6">- Off</text:p>
      <text:p text:style-name="P6">- Export (.bin &amp; .bin.signed)</text:p>
      <text:p text:style-name="P6">- Create &amp; Export gzipped Binaries too</text:p>
      <text:p text:style-name="P1"/>
      <text:p text:style-name="P8">Now You can choose with of the steps mentioned above will be automatically performed.</text:p>
      <text:p text:style-name="P8">After a (successful) compile, the files will be exported to a subdir “bin/{variant}” of Your sketch directory (“{variant}” replaced with the name of the board as shown behind “Tools -&gt; Board:”).</text:p>
      <text:p text:style-name="P12">Signed variants of all <text:span text:style-name="T3">Binaries </text:span>are gererated similar to the “automatic signing” done for normal <text:soft-page-break/>sketch binary.</text:p>
      <text:p text:style-name="P12"/>
      <text:p text:style-name="P8">Open questions/prerequisites:</text:p>
      <text:p text:style-name="P10">As stated above <text:span text:style-name="T4">I had tested this on Linux only.</text:span></text:p>
      <text:p text:style-name="P10">Even under this os there are some <text:span text:style-name="T4">prerequisites:</text:span></text:p>
      <text:p text:style-name="P10">- gzip must be available (inside path)</text:p>
      <text:p text:style-name="P10">if it is not, a message is given and creating of <text:span text:style-name="T1">gzipped binaries </text:span>is skipped.</text:p>
      <text:p text:style-name="P10">- <text:span text:style-name="T6">tkinter</text:span> should be available</text:p>
      <text:p text:style-name="P10">if it is not, and creating of fs is requested AND the data dir is empty, I didn't know how to ask the user: “Are you sure you want to create an empty ... image?”.</text:p>
      <text:p text:style-name="P10">So in this case <text:span text:style-name="T6">a message is given and </text:span>the fs will not be created.</text:p>
      <text:p text:style-name="P10"/>
      <text:p text:style-name="P10">This “should” work under Windows/MacOs the same, but can't be tested by me (I had no PC with this OSes)</text:p>
      <text:p text:style-name="P10"/>
      <text:p text:style-name="P11">An additional <text:span text:style-name="T4">question </text:span>for developers:</text:p>
      <text:p text:style-name="P11">As mentioned inside function main of “postbuild.py”, there is a strange behavior of the arg "{build.path}" supplied via “platform.txt”. If someone can explain me why this “string” behave as described in the comments, I would be happy ;-)</text:p>
      <text:p text:style-name="P11"/>
      <text:p text:style-name="P11"/>
      <text:p text:style-name="P10"/>
      <text:p text:style-name="P10"/>
      <text:p text:style-name="P9"/>
      <text:p text:style-name="P8"/>
      <text:p text:style-name="P8"/>
      <text:p text:style-name="P8"/>
      <text:p text:style-name="P8">Pull-Requests: How to get it reviewed ?</text:p>
      <text:p text:style-name="P8"/>
      <text:p text:style-name="P8">I had made <text:span text:style-name="T5">3(4)</text:span> Pull-Request for Arduino/esp8266 right now.</text:p>
      <text:p text:style-name="P9">My first one was reviewed <text:span text:style-name="T5">and merged within 3 days.</text:span></text:p>
      <text:p text:style-name="P10">My second one takes a bit longer (because there were some necessary adoptions), but although only 5 days till merged.</text:p>
      <text:p text:style-name="P10">My third one was issued 7 days ago and wasn't <text:s/>reviewed<text:span text:style-name="T4"> </text:span>till now.</text:p>
      <text:p text:style-name="P10">My fourth one is from today ;-)</text:p>
      <text:p text:style-name="P10"/>
      <text:p text:style-name="P10">My question is: How to request a review ?</text:p>
      <text:p text:style-name="P10">The github help states that this can only done by someone who “owns” the repository, but I believe there must be a way to “signal”: Please one of the maintainers review my Pull-Request.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10:02:41.938233303</meta:creation-date>
    <dc:date>2021-08-13T10:47:52.972306947</dc:date>
    <meta:editing-duration>PT40M2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644" meta:character-count="3794" meta:non-whitespace-character-count="3202"/>
  </office:meta>
</office:document-meta>
</file>